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b87" officeooo:paragraph-rsid="00168b87"/>
    </style:style>
    <style:style style:name="P2" style:family="paragraph" style:parent-style-name="Text_20_body">
      <style:text-properties officeooo:rsid="00168b87" officeooo:paragraph-rsid="00168b87"/>
    </style:style>
    <style:style style:name="P3" style:family="paragraph" style:parent-style-name="Text_20_body">
      <style:paragraph-properties fo:text-align="center" style:justify-single-word="false"/>
      <style:text-properties officeooo:rsid="00168b87" officeooo:paragraph-rsid="00168b87"/>
    </style:style>
    <style:style style:name="P4" style:family="paragraph" style:parent-style-name="Text_20_body" style:list-style-name="L1">
      <style:text-properties officeooo:rsid="00168b87" officeooo:paragraph-rsid="00168b87"/>
    </style:style>
    <style:style style:name="P5" style:family="paragraph" style:parent-style-name="Text_20_body" style:list-style-name="L1">
      <style:text-properties officeooo:rsid="001825e3" officeooo:paragraph-rsid="001825e3"/>
    </style:style>
    <style:style style:name="P6" style:family="paragraph" style:parent-style-name="Text_20_body" style:list-style-name="L1">
      <style:text-properties fo:font-style="normal" officeooo:rsid="001825e3" officeooo:paragraph-rsid="001825e3" style:font-style-asian="normal" style:font-style-complex="normal"/>
    </style:style>
    <style:style style:name="P7" style:family="paragraph" style:parent-style-name="Text_20_body">
      <style:text-properties fo:font-style="normal" officeooo:rsid="001825e3" officeooo:paragraph-rsid="001825e3" style:font-style-asian="normal" style:font-style-complex="normal"/>
    </style:style>
    <style:style style:name="P8" style:family="paragraph" style:parent-style-name="Text_20_body" style:list-style-name="L1">
      <style:text-properties fo:font-style="normal" officeooo:rsid="0018881f" officeooo:paragraph-rsid="0018881f" style:font-style-asian="normal" style:font-style-complex="normal"/>
    </style:style>
    <style:style style:name="P9" style:family="paragraph" style:parent-style-name="Text_20_body" style:list-style-name="L2">
      <style:text-properties officeooo:rsid="0018881f" officeooo:paragraph-rsid="0018881f"/>
    </style:style>
    <style:style style:name="P10" style:family="paragraph" style:parent-style-name="Text_20_body" style:list-style-name="L2">
      <style:text-properties officeooo:rsid="0018881f" officeooo:paragraph-rsid="001d3770"/>
    </style:style>
    <style:style style:name="P11" style:family="paragraph" style:parent-style-name="Text_20_body" style:list-style-name="L3">
      <style:text-properties officeooo:rsid="00197aff" officeooo:paragraph-rsid="00197aff"/>
    </style:style>
    <style:style style:name="P12" style:family="paragraph" style:parent-style-name="Text_20_body" style:list-style-name="L3">
      <style:text-properties officeooo:paragraph-rsid="00197aff"/>
    </style:style>
    <style:style style:name="P13" style:family="paragraph" style:parent-style-name="Text_20_body" style:list-style-name="L4">
      <style:text-properties officeooo:rsid="001d3770" officeooo:paragraph-rsid="001d3770"/>
    </style:style>
    <style:style style:name="P14" style:family="paragraph" style:parent-style-name="Text_20_body" style:list-style-name="L5">
      <style:text-properties officeooo:rsid="001eb972" officeooo:paragraph-rsid="001eb972"/>
    </style:style>
    <style:style style:name="P15" style:family="paragraph" style:parent-style-name="Text_20_body" style:list-style-name="L5">
      <style:text-properties officeooo:rsid="001eb972" officeooo:paragraph-rsid="001f3b40"/>
    </style:style>
    <style:style style:name="P16" style:family="paragraph" style:parent-style-name="Title">
      <style:text-properties officeooo:rsid="00168b87" officeooo:paragraph-rsid="00168b87"/>
    </style:style>
    <style:style style:name="P17" style:family="paragraph" style:parent-style-name="Subtitle">
      <style:text-properties officeooo:rsid="00168b87" officeooo:paragraph-rsid="00168b87"/>
    </style:style>
    <style:style style:name="P18" style:family="paragraph" style:parent-style-name="Heading_20_2">
      <style:text-properties officeooo:rsid="0018881f" officeooo:paragraph-rsid="0018881f"/>
    </style:style>
    <style:style style:name="P19" style:family="paragraph" style:parent-style-name="Heading_20_2">
      <style:text-properties officeooo:rsid="001d3770" officeooo:paragraph-rsid="001d377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f3b40" style:font-style-asian="normal" style:font-style-complex="normal"/>
    </style:style>
    <style:style style:name="T4" style:family="text">
      <style:text-properties officeooo:rsid="00197aff"/>
    </style:style>
    <style:style style:name="T5" style:family="text">
      <style:text-properties officeooo:rsid="001b59de"/>
    </style:style>
    <style:style style:name="T6" style:family="text">
      <style:text-properties officeooo:rsid="001d37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auheni Zablotski 190349</text:p>
      <text:p text:style-name="P1">Michał Grzegorek 17916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Zwinne metodyki wytwarzania oprogramowania. Projekt.</text:p>
      <text:p text:style-name="P17">Temat: Stworzenie wtyczki do zintegrowanego środowiska programistycznego <text:span text:style-name="T1">Eclipse</text:span>, umożliwiającego komunikację z narzędziem do zarządzania projektami <text:span text:style-name="T1">Asan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rocław 2014/2015</text:p>
      <text:h text:style-name="Heading_20_2" text:outline-level="2"><text:soft-page-break/>Organizacja pracy</text:h>
      <text:list xml:id="list871697916584464168" text:style-name="L1">
        <text:list-item>
          <text:p text:style-name="P4">Projekt zostanie przeprowadzony w metodyce Kanban. Do tego zostanie użyte narzędzie <text:span text:style-name="T1">Trello (http://trello.com)</text:span>.</text:p>
        </text:list-item>
        <text:list-item>
          <text:p text:style-name="P5">Do przydzielenia zadan będzie stworzony backlog w narzędziu <text:span text:style-name="T1">Trello </text:span><text:span text:style-name="T2"><text:s/>w którym będą utworzone poszczególne zadania wykonywane w ramach projektu</text:span>.</text:p>
        </text:list-item>
        <text:list-item>
          <text:p text:style-name="P5">Development zostanie przeprowadzony zgodnie z praktyką BDD za pomocą narzędzia <text:span text:style-name="T1">CucumberJVM.</text:span></text:p>
        </text:list-item>
        <text:list-item>
          <text:p text:style-name="P8">Do kontroli wersji będzie używany <text:span text:style-name="T1">git (http://git-scm.com)</text:span>.</text:p>
        </text:list-item>
        <text:list-item>
          <text:p text:style-name="P6">Projekt będzie przechowywany w repozytorium <text:span text:style-name="T1">Github</text:span>.</text:p>
        </text:list-item>
        <text:list-item>
          <text:p text:style-name="P6">W projekcie będzie stosowane <text:span text:style-name="T1">code review</text:span> za pomocą funkcjonalności <text:span text:style-name="T1">Github</text:span>.</text:p>
        </text:list-item>
        <text:list-item>
          <text:p text:style-name="P6">Do ciągłej integracji zostanie uzyte narzędzie <text:span text:style-name="T1">Trawis (</text:span><text:a xlink:type="simple" xlink:href="http://travis-ci.org/"><text:span text:style-name="T1">http://travis-ci.org</text:span></text:a><text:span text:style-name="T1">).</text:span></text:p>
        </text:list-item>
      </text:list>
      <text:p text:style-name="P7"/>
      <text:h text:style-name="Heading_20_2" text:outline-level="2">Workflow <text:span text:style-name="T5">(przepływ prac)</text:span></text:h>
      <text:list xml:id="list7182265551413350476" text:style-name="L3">
        <text:list-item>
          <text:p text:style-name="P12"><text:span text:style-name="T4">Backlog</text:span></text:p>
        </text:list-item>
        <text:list-item>
          <text:p text:style-name="P11">To do</text:p>
        </text:list-item>
        <text:list-item>
          <text:p text:style-name="P11">Implementig</text:p>
        </text:list-item>
        <text:list-item>
          <text:p text:style-name="P11">Code review</text:p>
        </text:list-item>
        <text:list-item>
          <text:p text:style-name="P11">Done</text:p>
        </text:list-item>
      </text:list>
      <text:p text:style-name="P7"/>
      <text:h text:style-name="P18" text:outline-level="2">Przykładowy <text:span text:style-name="T5">workflow (</text:span>przepływ prac<text:span text:style-name="T5">)</text:span> dla zadania</text:h>
      <text:list xml:id="list2877407715602246745" text:style-name="L2">
        <text:list-item>
          <text:p text:style-name="P9">Przydzielenia zadania do wykonawcy <text:span text:style-name="T6">(tablica To Do)</text:span>.</text:p>
        </text:list-item>
        <text:list-item>
          <text:p text:style-name="P9">Utworzenie przez wykonawce gałezi z nazwą zadania w git <text:span text:style-name="T6">(tablica Implementing)</text:span>.</text:p>
        </text:list-item>
        <text:list-item>
          <text:p text:style-name="P10">Prace programistyczne z użyciem praktyki BDD <text:span text:style-name="T6">(tablica Implementing)</text:span>.</text:p>
        </text:list-item>
        <text:list-item>
          <text:p text:style-name="P10"><text:span text:style-name="T5">Wrzucenie</text:span> zmian z do repozytoruim <text:span text:style-name="T6">(tablica Implementing)</text:span>.</text:p>
        </text:list-item>
        <text:list-item>
          <text:p text:style-name="P9">Automatyczne testowanie za pomocą narzędzia ciągłej integracji. </text:p>
        </text:list-item>
        <text:list-item>
          <text:p text:style-name="P10">Code re<text:span text:style-name="T5">v</text:span>ie<text:span text:style-name="T5">w</text:span> (lub pkt.3) <text:span text:style-name="T6">(tablica Code Review)</text:span>.</text:p>
        </text:list-item>
        <text:list-item>
          <text:p text:style-name="P9">Wrzucenie zmian z gałęzi zadania do głownej gałęzi repozytorium (lub pkt.3) <text:span text:style-name="T6">(tablica Done)</text:span>.</text:p>
        </text:list-item>
      </text:list>
      <text:h text:style-name="P19" text:outline-level="2"><text:soft-page-break/></text:h>
      <text:h text:style-name="P19" text:outline-level="2">Przykładowy przpływ prac dla code review</text:h>
      <text:list xml:id="list1999166690914772938" text:style-name="L4">
        <text:list-item>
          <text:p text:style-name="P13">Wykonawca wrzuca zmiany do repozytorium</text:p>
        </text:list-item>
        <text:list-item>
          <text:p text:style-name="P13">Wykonawca przenośi kartę do tablicy <text:span text:style-name="T1">Code review</text:span> I wykonuje inspect code w Github.</text:p>
        </text:list-item>
        <text:list-item>
          <text:p text:style-name="P13">Inny członek zespołu przegląda zmiany w Github</text:p>
        </text:list-item>
        <text:list-item>
          <text:p text:style-name="P13"><text:s/>Jeżeli uznaję zmiany za poprawne wrzuca zmiany z gałęzi roboczej do gałęzi głownej oraz przeciąga kartę do tablicy <text:span text:style-name="T1">Done. </text:span><text:span text:style-name="T2">Inaczej pisze swoje uwagi do kodu I przeciąga kartę do implementing.</text:span></text:p>
        </text:list-item>
      </text:list>
      <text:h text:style-name="Heading_20_2" text:outline-level="2"><text:span text:style-name="T2">Narzędzia uzywane do realizacji projektu</text:span></text:h>
      <text:list xml:id="list1573953467660938159" text:style-name="L5">
        <text:list-item>
          <text:p text:style-name="P14"><text:span text:style-name="T2">Eclipse IDE for Java EE Developers (https://eclipse.org/)</text:span></text:p>
        </text:list-item>
        <text:list-item>
          <text:p text:style-name="P15"><text:span text:style-name="T2">Git client (Windows, Linux) </text:span><text:span text:style-name="T3">(http://git-scm.com/</text:span><text:span text:style-name="T2">)</text:span></text:p>
        </text:list-item>
        <text:list-item>
          <text:p text:style-name="P14"><text:span text:style-name="T2">git repozytorium – Github </text:span><text:span text:style-name="T3">(http://github.com)</text:span></text:p>
        </text:list-item>
        <text:list-item>
          <text:p text:style-name="P14"><text:span text:style-name="T2">Trello </text:span><text:span text:style-name="T3">(http://trello.com)</text:span></text:p>
        </text:list-item>
        <text:list-item>
          <text:p text:style-name="P14"><text:span text:style-name="T2">Junit </text:span><text:span text:style-name="T3">(http://junit.org)</text:span></text:p>
        </text:list-item>
        <text:list-item>
          <text:p text:style-name="P15"><text:span text:style-name="T2">CucumberJVM </text:span><text:span text:style-name="T3">(https://github.com/cucumber/cucumber-jvm)</text:span></text:p>
        </text:list-item>
        <text:list-item>
          <text:p text:style-name="P14"><text:span text:style-name="T2">Travis </text:span><text:span text:style-name="T3">(http://travis-ci.org)</text:span>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enya </meta:initial-creator>
    <meta:creation-date>2014-11-26T13:55:34.678137363</meta:creation-date>
    <dc:date>2014-11-26T16:43:59.639714100</dc:date>
    <dc:creator>zhenya </dc:creator>
    <meta:editing-duration>PT1H47M13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3" meta:paragraph-count="40" meta:word-count="301" meta:character-count="2238" meta:non-whitespace-character-count="2003"/>
  </office:meta>
</office:document-meta>
</file>